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ntium Basic" svg:font-family="'Gentium Basic'"/>
    <style:font-face style:name="Lato1" svg:font-family="Lato" style:font-adornments="Regular"/>
    <style:font-face style:name="Mangal1" svg:font-family="Mangal"/>
    <style:font-face style:name="Georgia" svg:font-family="Georgia" style:font-family-generic="roman"/>
    <style:font-face style:name="Lato" svg:font-family="Lat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425da9" officeooo:paragraph-rsid="00425da9"/>
    </style:style>
    <style:style style:name="P2" style:family="paragraph" style:parent-style-name="Text_20_body">
      <style:text-properties officeooo:paragraph-rsid="0004687f"/>
    </style:style>
    <style:style style:name="P3" style:family="paragraph" style:parent-style-name="Text_20_body">
      <style:text-properties officeooo:paragraph-rsid="0010506a"/>
    </style:style>
    <style:style style:name="P4" style:family="paragraph" style:parent-style-name="Text_20_body">
      <style:text-properties officeooo:rsid="001667ea" officeooo:paragraph-rsid="001f5cdb"/>
    </style:style>
    <style:style style:name="P5" style:family="paragraph" style:parent-style-name="Text_20_body">
      <style:text-properties officeooo:rsid="00178f4e" officeooo:paragraph-rsid="002505a8"/>
    </style:style>
    <style:style style:name="P6" style:family="paragraph" style:parent-style-name="Text_20_body">
      <style:text-properties officeooo:paragraph-rsid="00198764"/>
    </style:style>
    <style:style style:name="P7" style:family="paragraph" style:parent-style-name="Text_20_body">
      <style:text-properties officeooo:paragraph-rsid="001f1a9d"/>
    </style:style>
    <style:style style:name="P8" style:family="paragraph" style:parent-style-name="Text_20_body">
      <style:text-properties officeooo:rsid="0028b83c" officeooo:paragraph-rsid="0028b83c"/>
    </style:style>
    <style:style style:name="P9" style:family="paragraph" style:parent-style-name="Text_20_body">
      <style:text-properties officeooo:rsid="002bbf46" officeooo:paragraph-rsid="002bbf46"/>
    </style:style>
    <style:style style:name="P10" style:family="paragraph" style:parent-style-name="Text_20_body">
      <style:text-properties officeooo:rsid="002d6fe1" officeooo:paragraph-rsid="002ed0ad"/>
    </style:style>
    <style:style style:name="P11" style:family="paragraph" style:parent-style-name="Text_20_body">
      <style:text-properties officeooo:rsid="0030a227" officeooo:paragraph-rsid="0030a227"/>
    </style:style>
    <style:style style:name="P12" style:family="paragraph" style:parent-style-name="Text_20_body">
      <style:text-properties officeooo:rsid="00351d89" officeooo:paragraph-rsid="00351d89"/>
    </style:style>
    <style:style style:name="P13" style:family="paragraph" style:parent-style-name="Text_20_body">
      <style:text-properties officeooo:rsid="00351d89" officeooo:paragraph-rsid="0036fea7"/>
    </style:style>
    <style:style style:name="P14" style:family="paragraph" style:parent-style-name="Text_20_body">
      <style:text-properties officeooo:rsid="003a5146" officeooo:paragraph-rsid="003a5146"/>
    </style:style>
    <style:style style:name="P15" style:family="paragraph" style:parent-style-name="Text_20_body">
      <style:text-properties officeooo:rsid="003e27f1" officeooo:paragraph-rsid="003e27f1"/>
    </style:style>
    <style:style style:name="P16" style:family="paragraph" style:parent-style-name="Text_20_body">
      <style:text-properties style:text-underline-style="solid" style:text-underline-width="auto" style:text-underline-color="font-color" officeooo:rsid="003e27f1" officeooo:paragraph-rsid="003e27f1"/>
    </style:style>
    <style:style style:name="P17" style:family="paragraph" style:parent-style-name="Text_20_body">
      <style:text-properties officeooo:paragraph-rsid="00425da9"/>
    </style:style>
    <style:style style:name="P18" style:family="paragraph" style:parent-style-name="Text_20_body" style:list-style-name="L1">
      <style:text-properties officeooo:paragraph-rsid="0042e952"/>
    </style:style>
    <style:style style:name="P19" style:family="paragraph" style:parent-style-name="Text_20_body" style:list-style-name="L2">
      <style:text-properties officeooo:paragraph-rsid="0044c5bf"/>
    </style:style>
    <style:style style:name="P20" style:family="paragraph" style:parent-style-name="Text_20_body">
      <style:text-properties fo:font-style="italic" officeooo:rsid="003a5146" officeooo:paragraph-rsid="003a5146" style:font-style-asian="italic" style:font-style-complex="italic"/>
    </style:style>
    <style:style style:name="P21" style:family="paragraph" style:parent-style-name="Text_20_body">
      <style:text-properties fo:font-style="italic" officeooo:rsid="00351d89" officeooo:paragraph-rsid="00351d89" style:font-style-asian="italic" style:font-style-complex="italic"/>
    </style:style>
    <style:style style:name="P22" style:family="paragraph" style:parent-style-name="Text_20_body">
      <style:text-properties officeooo:paragraph-rsid="00329aba"/>
    </style:style>
    <style:style style:name="P23" style:family="paragraph" style:parent-style-name="Text_20_body" style:master-page-name="Standard">
      <style:paragraph-properties style:page-number="1"/>
      <style:text-properties officeooo:paragraph-rsid="00425da9"/>
    </style:style>
    <style:style style:name="P24" style:family="paragraph" style:parent-style-name="Footnote">
      <style:text-properties officeooo:rsid="001b1ae9" officeooo:paragraph-rsid="001b1ae9"/>
    </style:style>
    <style:style style:name="P25" style:family="paragraph" style:parent-style-name="Footnote">
      <style:text-properties officeooo:rsid="001d6893" officeooo:paragraph-rsid="001d6893"/>
    </style:style>
    <style:style style:name="P26" style:family="paragraph" style:parent-style-name="Footnote">
      <style:text-properties officeooo:rsid="0035dba1" officeooo:paragraph-rsid="0035dba1"/>
    </style:style>
    <style:style style:name="P27" style:family="paragraph" style:parent-style-name="Quotations">
      <style:paragraph-properties fo:text-align="center" style:justify-single-word="false"/>
    </style:style>
    <style:style style:name="P28" style:family="paragraph" style:parent-style-name="Quotations" style:master-page-name="">
      <loext:graphic-properties draw:fill="none"/>
      <style:paragraph-properties fo:margin-left="1in" fo:margin-right="0.5in" fo:margin-top="0.1598in" fo:margin-bottom="0.1598in" loext:contextual-spacing="false" fo:text-indent="0in" style:auto-text-indent="false" style:page-number="auto" fo:background-color="transparent" style:writing-mode="pag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style>
    <style:style style:name="P29" style:family="paragraph" style:parent-style-name="Quotations" style:master-page-name="">
      <loext:graphic-properties draw:fill="none"/>
      <style:paragraph-properties fo:margin-left="1in" fo:margin-right="0.5in" fo:margin-top="0.1598in" fo:margin-bottom="0.1598in" loext:contextual-spacing="false" fo:text-indent="0in" style:auto-text-indent="false" style:page-number="auto" fo:background-color="transparent" style:writing-mode="pag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style>
    <style:style style:name="P30" style:family="paragraph" style:parent-style-name="Quotations" style:master-page-name="">
      <loext:graphic-properties draw:fill="none"/>
      <style:paragraph-properties fo:margin-left="0.75in" fo:margin-right="0.5in" fo:margin-top="0.1598in" fo:margin-bottom="0.1598in" loext:contextual-spacing="false" fo:text-indent="0in" style:auto-text-indent="false" style:page-number="auto" fo:background-color="transparent" style:writing-mode="pag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style>
    <style:style style:name="P31" style:family="paragraph" style:parent-style-name="Quotations" style:master-page-name="">
      <loext:graphic-properties draw:fill="none"/>
      <style:paragraph-properties fo:margin-left="0.75in" fo:margin-right="0.5in" fo:margin-top="0.1598in" fo:margin-bottom="0.1598in" loext:contextual-spacing="false" fo:text-indent="0in" style:auto-text-indent="false" style:page-number="auto" fo:background-color="transparent" style:writing-mode="pag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style>
    <style:style style:name="T1" style:family="text">
      <style:text-properties officeooo:rsid="0004687f"/>
    </style:style>
    <style:style style:name="T2" style:family="text">
      <style:text-properties officeooo:rsid="0006cc28"/>
    </style:style>
    <style:style style:name="T3" style:family="text">
      <style:text-properties officeooo:rsid="000d2389"/>
    </style:style>
    <style:style style:name="T4" style:family="text">
      <style:text-properties officeooo:rsid="000f1be9"/>
    </style:style>
    <style:style style:name="T5" style:family="text">
      <style:text-properties officeooo:rsid="000f892f"/>
    </style:style>
    <style:style style:name="T6" style:family="text">
      <style:text-properties officeooo:rsid="0010506a"/>
    </style:style>
    <style:style style:name="T7" style:family="text">
      <style:text-properties style:font-name="Gentium Basic"/>
    </style:style>
    <style:style style:name="T8" style:family="text">
      <style:text-properties style:font-name="Gentium Basic" officeooo:rsid="001f7455"/>
    </style:style>
    <style:style style:name="T9" style:family="text">
      <style:text-properties style:font-name="Gentium Basic" officeooo:rsid="0021dd6e"/>
    </style:style>
    <style:style style:name="T10" style:family="text">
      <style:text-properties style:font-name="Gentium Basic" officeooo:rsid="002d6fe1"/>
    </style:style>
    <style:style style:name="T11" style:family="text">
      <style:text-properties style:font-name="Gentium Basic" officeooo:rsid="002d862d"/>
    </style:style>
    <style:style style:name="T12" style:family="text">
      <style:text-properties style:font-name="Gentium Basic" officeooo:rsid="002e5d3b"/>
    </style:style>
    <style:style style:name="T13" style:family="text">
      <style:text-properties style:font-name="Gentium Basic" officeooo:rsid="002e89e5"/>
    </style:style>
    <style:style style:name="T14" style:family="text">
      <style:text-properties style:font-name="Gentium Basic" officeooo:rsid="002ed0ad"/>
    </style:style>
    <style:style style:name="T15" style:family="text">
      <style:text-properties style:font-name="Gentium Basic" officeooo:rsid="002f2b25"/>
    </style:style>
    <style:style style:name="T16" style:family="text">
      <style:text-properties style:font-name="Gentium Basic" officeooo:rsid="00314fcd"/>
    </style:style>
    <style:style style:name="T17" style:family="text">
      <style:text-properties style:font-name="Gentium Basic" officeooo:rsid="0033c0ea"/>
    </style:style>
    <style:style style:name="T18" style:family="text">
      <style:text-properties style:font-name="Gentium Basic" officeooo:rsid="00341583"/>
    </style:style>
    <style:style style:name="T19" style:family="text">
      <style:text-properties style:font-name="Gentium Basic" officeooo:rsid="00349ee0"/>
    </style:style>
    <style:style style:name="T20" style:family="text">
      <style:text-properties style:font-name="Gentium Basic" officeooo:rsid="0035dba1"/>
    </style:style>
    <style:style style:name="T21" style:family="text">
      <style:text-properties style:font-name="Gentium Basic" officeooo:rsid="0036fea7"/>
    </style:style>
    <style:style style:name="T22" style:family="text">
      <style:text-properties style:font-name="Gentium Basic" officeooo:rsid="003917fd"/>
    </style:style>
    <style:style style:name="T23" style:family="text">
      <style:text-properties style:font-name="Gentium Basic" officeooo:rsid="003aa854"/>
    </style:style>
    <style:style style:name="T24" style:family="text">
      <style:text-properties style:font-name="Gentium Basic" officeooo:rsid="003b78c2"/>
    </style:style>
    <style:style style:name="T25" style:family="text">
      <style:text-properties style:font-name="Gentium Basic" officeooo:rsid="0028b83c"/>
    </style:style>
    <style:style style:name="T26" style:family="text">
      <style:text-properties style:font-name="Gentium Basic" fo:font-style="italic" style:font-style-asian="italic" style:font-style-complex="italic"/>
    </style:style>
    <style:style style:name="T27" style:family="text">
      <style:text-properties style:font-name="Gentium Basic" officeooo:rsid="0059217c"/>
    </style:style>
    <style:style style:name="T28" style:family="text">
      <style:text-properties style:font-name="Gentium Basic" officeooo:rsid="005abf0e"/>
    </style:style>
    <style:style style:name="T29" style:family="text">
      <style:text-properties style:font-name="Gentium Basic" officeooo:rsid="005c9189"/>
    </style:style>
    <style:style style:name="T30" style:family="text">
      <style:text-properties style:font-name="Gentium Basic" officeooo:rsid="005de28d"/>
    </style:style>
    <style:style style:name="T31" style:family="text">
      <style:text-properties style:font-name="Gentium Basic" officeooo:rsid="005f9629"/>
    </style:style>
    <style:style style:name="T32" style:family="text">
      <style:text-properties style:font-name="Gentium Basic" officeooo:rsid="00609d6b"/>
    </style:style>
    <style:style style:name="T33" style:family="text">
      <style:text-properties style:font-name="Gentium Basic" officeooo:rsid="0061e5c2"/>
    </style:style>
    <style:style style:name="T34" style:family="text">
      <style:text-properties style:font-name="Gentium Basic" officeooo:rsid="0062e83c"/>
    </style:style>
    <style:style style:name="T35" style:family="text">
      <style:text-properties style:font-name="Gentium Basic" officeooo:rsid="00651d4d"/>
    </style:style>
    <style:style style:name="T36" style:family="text">
      <style:text-properties style:font-name="Gentium Basic" officeooo:rsid="00329aba"/>
    </style:style>
    <style:style style:name="T37" style:family="text">
      <style:text-properties fo:font-weight="bold" style:font-weight-asian="bold" style:font-weight-complex="bold"/>
    </style:style>
    <style:style style:name="T38" style:family="text">
      <style:text-properties style:font-name="Lato1" officeooo:rsid="0013f96a" style:font-name-asian="Lato1" style:font-name-complex="Lato1"/>
    </style:style>
    <style:style style:name="T39" style:family="text">
      <style:text-properties fo:font-variant="small-caps" fo:font-weight="bold" style:font-weight-asian="bold" style:font-weight-complex="bold"/>
    </style:style>
    <style:style style:name="T40" style:family="text">
      <style:text-properties style:font-name="Gentium Basic"/>
    </style:style>
    <style:style style:name="T41" style:family="text">
      <style:text-properties style:font-name="Gentium Basic" style:font-name-asian="Gentium Basic" style:font-name-complex="Gentium Basic"/>
    </style:style>
    <style:style style:name="T42" style:family="text">
      <style:text-properties style:font-name="Gentium Basic" officeooo:rsid="0066ef46" style:font-name-asian="Gentium Basic" style:font-name-complex="Gentium Basic"/>
    </style:style>
    <style:style style:name="T43" style:family="text">
      <style:text-properties style:font-name="Gentium Basic" officeooo:rsid="00686197" style:font-name-asian="Gentium Basic" style:font-name-complex="Gentium Basic"/>
    </style:style>
    <style:style style:name="T44" style:family="text">
      <style:text-properties officeooo:rsid="00198764"/>
    </style:style>
    <style:style style:name="T45" style:family="text">
      <style:text-properties officeooo:rsid="001b1ae9"/>
    </style:style>
    <style:style style:name="T46" style:family="text">
      <style:text-properties officeooo:rsid="001bcabb"/>
    </style:style>
    <style:style style:name="T47" style:family="text">
      <style:text-properties officeooo:rsid="001c1761"/>
    </style:style>
    <style:style style:name="T48" style:family="text">
      <style:text-properties fo:font-style="italic" style:font-style-asian="italic" style:font-style-complex="italic"/>
    </style:style>
    <style:style style:name="T49" style:family="text">
      <style:text-properties officeooo:rsid="003e27f1"/>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3e27f1"/>
    </style:style>
    <style:style style:name="T52" style:family="text">
      <style:text-properties style:text-underline-style="solid" style:text-underline-width="auto" style:text-underline-color="font-color" officeooo:rsid="004146a6"/>
    </style:style>
    <style:style style:name="T53" style:family="text">
      <style:text-properties officeooo:rsid="003f5c1a"/>
    </style:style>
    <style:style style:name="T54" style:family="text">
      <style:text-properties officeooo:rsid="004a5eee"/>
    </style:style>
    <style:style style:name="T55" style:family="text">
      <style:text-properties officeooo:rsid="004bae31"/>
    </style:style>
    <style:style style:name="T56" style:family="text">
      <style:text-properties officeooo:rsid="004ce1ab"/>
    </style:style>
    <style:style style:name="T57" style:family="text">
      <style:text-properties officeooo:rsid="004e9c78"/>
    </style:style>
    <style:style style:name="T58" style:family="text">
      <style:text-properties officeooo:rsid="004f0037"/>
    </style:style>
    <style:style style:name="T59" style:family="text">
      <style:text-properties officeooo:rsid="004fb266"/>
    </style:style>
    <style:style style:name="T60" style:family="text">
      <style:text-properties officeooo:rsid="0051599a"/>
    </style:style>
    <style:style style:name="T61" style:family="text">
      <style:text-properties officeooo:rsid="0054185a"/>
    </style:style>
    <style:style style:name="T62" style:family="text">
      <style:text-properties officeooo:rsid="0054d744"/>
    </style:style>
    <style:style style:name="T63" style:family="text">
      <style:text-properties officeooo:rsid="00693f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ivil Procedure I<text:span text:style-name="T53">I</text:span><text:tab/><text:tab/><text:tab/><text:tab/><text:tab/>Exam ID<text:span text:style-name="T49">: </text:span><text:span text:style-name="T51"><text:tab/><text:tab/><text:tab/></text:span></text:p>
      <text:p text:style-name="Standard"><text:span text:style-name="T53">Winter </text:span>201<text:span text:style-name="T53">7</text:span></text:p>
      <text:p text:style-name="Standard">Elon University School of Law</text:p>
      <text:p text:style-name="Standard">Professor Fink</text:p>
      <text:h text:style-name="Heading_20_1" text:outline-level="1">Final Examination</text:h>
      <text:p text:style-name="P15"><text:span text:style-name="T48">Instructions</text:span>:</text:p>
      <text:p text:style-name="P15">This is a closed-book examination. You may not use any material other than what is provided to you by the proctor. </text:p>
      <text:p text:style-name="P15">You will have three (3) hours to complete this exam. This exam consists of <text:span text:style-name="T53">three (3) questions based on a single fact pattern. Each question will be equally weighted when calculating your grade on the exam. </text:span></text:p>
      <text:p text:style-name="P15">You must write your Exam ID number in the space provided above. You must also write out the Honor Pledge in the space below, and sign with your Exam ID number. Do not write your name anywhere on the exam or in your answers.</text:p>
      <text:p text:style-name="P15">Honor Pledge</text:p>
      <text:p text:style-name="P15">“On my honor, I will uphold the values of Elon University School of Law: honesty, integrity, responsibility, and respect.”</text:p>
      <text:p text:style-name="P16"><text:tab/><text:tab/><text:tab/><text:tab/><text:tab/><text:tab/><text:tab/><text:tab/><text:tab/><text:tab/><text:tab/></text:p>
      <text:p text:style-name="P16"><text:tab/><text:tab/><text:tab/><text:tab/><text:tab/><text:tab/><text:tab/><text:tab/><text:tab/><text:tab/><text:tab/></text:p>
      <text:p text:style-name="P16"><text:tab/><text:tab/><text:tab/><text:tab/><text:tab/><text:tab/><text:tab/><text:tab/><text:tab/><text:tab/><text:tab/></text:p>
      <text:p text:style-name="P16"><text:tab/><text:tab/><text:tab/><text:tab/><text:tab/><text:tab/><text:tab/><text:tab/><text:tab/><text:tab/><text:tab/></text:p>
      <text:p text:style-name="P16"><text:tab/><text:tab/><text:tab/><text:tab/><text:tab/><text:tab/><text:tab/><text:tab/><text:tab/><text:tab/><text:tab/></text:p>
      <text:p text:style-name="P16"><text:tab/><text:tab/><text:tab/><text:tab/><text:tab/><text:tab/><text:tab/><text:tab/><text:tab/><text:tab/><text:tab/></text:p>
      <text:p text:style-name="P15"><text:tab/><text:tab/><text:tab/><text:tab/><text:tab/><text:tab/><text:tab/></text:p>
      <text:p text:style-name="P17"><text:span text:style-name="T49"><text:tab/><text:tab/><text:tab/><text:tab/><text:tab/><text:tab/>Exam ID: </text:span><text:span text:style-name="T52"><text:tab/><text:tab/><text:tab/><text:tab/></text:span></text:p>
      <text:p text:style-name="P17"><text:span text:style-name="T52"/></text:p>
      <text:p text:style-name="P23">Evil Corp.<text:span text:style-name="T44"> is a large multinational corporation operating in a wide variety of business sectors, including consumer financial services. Evil Corp. fills certain jobs under an “employee leasing” arrangement with </text:span>HR-Worx, Inc. When Evil Corp. has a job <text:span text:style-name="T54">opening</text:span>, they submit a request to HR-Worx, which assigns a worker to fill the vacancy. HR-Worx <text:span text:style-name="T55">handles recruitment, training, payroll, workers’ compensation and healthcare benefits </text:span>for these workers. Evil Corp. defines their job duties, sets their hours and rate of pay, and supervises their work. If Evil Corp. doesn't think a worker assigned by HR-Worx has the necessary skill and experience, Evil Corp. may request that HR-Worx assign someone else. If Evil Corp. is unhappy with <text:span text:style-name="T56">a </text:span>worker’s performance, Evil Corp. may terminate the assignment and request that HR-Worx assign someone new. </text:p>
      <text:p text:style-name="P2"><text:span text:style-name="T1">Pursuant to that arrangement, HR-Worx assigned Angela Moss to work at Evil Corp. </text:span>In the course of her work, Moss discovered what she believe<text:span text:style-name="T57">d</text:span> to be <text:span text:style-name="T1">illegal and unethical business </text:span>practices. Moss report<text:span text:style-name="T58">ed</text:span> her concerns in an <text:span text:style-name="T1">internal company </text:span>email to the company CEO, Phillip Price, <text:span text:style-name="T1">who sent the following message in response: </text:span></text:p>
      <text:p text:style-name="Quotations">Angela:</text:p>
      <text:p text:style-name="Quotations">Thank you for sharing your concerns. I assure you, there is nothing improper going on at Evil Corp. <text:s/>I would advise you not to mention this matter to anyone else, as it could have an adverse affect o<text:span text:style-name="T59">n</text:span> the company and <text:span text:style-name="T60">its employees</text:span>. </text:p>
      <text:p text:style-name="Quotations">- Phillip</text:p>
      <text:p text:style-name="Text_20_body">A few days later, Price summon<text:span text:style-name="T2">ed</text:span> Moss to his office <text:span text:style-name="T2">and </text:span>ask<text:span text:style-name="T2">ed</text:span> whether she ha<text:span text:style-name="T2">d</text:span> mentioned her suspicions about Evil Corp.'s business practices to anyone. <text:span text:style-name="T61">After </text:span>Moss assure<text:span text:style-name="T2">d</text:span> <text:span text:style-name="T2">Price </text:span>that she ha<text:span text:style-name="T2">d</text:span> not<text:span text:style-name="T61">, Price replied, “Good. Thing could go very badly for you if you did.” </text:span>The conversation then turn<text:span text:style-name="T3">ed</text:span> to more personal matters. Price ask<text:span text:style-name="T2">ed</text:span> Moss whether she is “seeing anyone” <text:span text:style-name="T3">and remarked, with a disturbing leer, </text:span>“<text:span text:style-name="T3">You are </text:span>a very attractive and charming young woman.<text:span text:style-name="T62"> I look forward to getting to know you much better.</text:span>”</text:p>
      <text:p text:style-name="P6">Over the next several days, Moss ruminate<text:span text:style-name="T4">d</text:span> on her encounters with Price. She <text:span text:style-name="T4">became</text:span> convinced of two things: First, that her suspicions about illegal and unethical practices at Evil Corp. <text:span text:style-name="T4">were </text:span>correct and that Price <text:span text:style-name="T4">wa</text:span>s trying to cover up whatever is going on. Second, that Price ha<text:span text:style-name="T4">d</text:span> taken a <text:span text:style-name="T4">highly inappropriate and unprofessional </text:span>interest in her. <text:span text:style-name="T6">Moss </text:span>decide<text:span text:style-name="T5">d</text:span> to <text:span text:style-name="T6">ignore the second for the time being, but to </text:span>act on the first. <text:span text:style-name="T6">She </text:span><text:soft-page-break/>contact<text:span text:style-name="T6">ed</text:span> the Consumer Finance Protection Bureau (“CFPB”)<text:note text:id="ftn0" text:note-class="footnote"><text:note-citation>1</text:note-citation><text:note-body><text:p text:style-name="P24">The CFPB is a federal government agency that enforces various federal laws regulating consumer financial services. </text:p></text:note-body></text:note><text:span text:style-name="T45"> and reported her suspicions about Evil Corp.’s business practices. </text:span></text:p>
      <text:p text:style-name="P3">Based on <text:span text:style-name="T6">the information </text:span>Moss <text:span text:style-name="T6">provided</text:span>, the CFPB launche<text:span text:style-name="T6">d</text:span> an investigation<text:span text:style-name="T46"> into Evil Corp.’s consumer financial services operations</text:span>. When <text:span text:style-name="T6">Price received a notice of the </text:span>CFPB’<text:span text:style-name="T6">s investigation, he immediately suspected </text:span>that Moss has defied his warning. <text:span text:style-name="T6">Price </text:span>again summon<text:span text:style-name="T6">ed</text:span> Moss to his office <text:span text:style-name="T6">and asked </text:span>if she ha<text:span text:style-name="T6">d</text:span> spoken with the CFPB. Fearing retaliation, Moss denie<text:span text:style-name="T6">d</text:span> having done so and <text:span text:style-name="T6">told </text:span>Price it must have been someone else. “I hope so,” Price <text:span text:style-name="T6">replied menacingly</text:span>, “because if it was you, it <text:span text:style-name="T6">c</text:span>ould be the end of <text:span text:style-name="T6">this company and the end of </text:span>your career. <text:span text:style-name="T6">That would be a terrible shame, because I enjoy having you around</text:span>.”</text:p>
      <text:p text:style-name="P7"><text:span text:style-name="T47">Fearing that her </text:span>job <text:span text:style-name="T47">wa</text:span>s in jeopardy<text:span text:style-name="T47">, Moss consulted </text:span>with a lawyer, <text:span text:style-name="T47">who advised her about the protections for employee whistleblowers under the Dodd–Frank Wall Street Reform and Consumer Protection Act (“Dodd-Frank”):</text:span><text:span text:style-name="T47"><text:note text:id="ftn2" text:note-class="footnote"><text:note-citation>2</text:note-citation><text:note-body><text:p text:style-name="P25">Dodd-Frank is a federal statute that, among other things, established the CFPB and gave it regulatory authority under various federal statutes regulating consumer financial services. </text:p></text:note-body></text:note></text:span><text:span text:style-name="T47"> <text:s text:c="2"/></text:span></text:p>
      <text:p text:style-name="Quotations">(1) <text:span text:style-name="T39">Prohibition against retaliation.</text:span></text:p>
      <text:p text:style-name="P30">(A) <text:span text:style-name="T39">In General</text:span><text:span text:style-name="T37">. </text:span>No employer may discharge, demote, suspend, threaten, harass, directly or indirectly, or in any other manner discriminate against, a whistleblower in the terms and conditions of employment because of any lawful act done by the whistleblower<text:span text:style-name="T38">—</text:span></text:p>
      <text:p text:style-name="P28">(i) in providing information to the [CFPB] in accordance with this section;</text:p>
      <text:p text:style-name="P27">[ … ]</text:p>
      <text:p text:style-name="P30">(B) <text:span text:style-name="T39">Enforcement</text:span><text:span text:style-name="T37">.</text:span></text:p>
      <text:p text:style-name="P28">(i) <text:span text:style-name="T39">Cause of Action</text:span><text:span text:style-name="T37">. </text:span>An individual who alleges discharge or other discrimination in violation of subparagraph (A) may bring an action under this subsection in the <text:span text:style-name="T63">appropriate</text:span> district court of the United States for the relief provided in subparagraph (C). </text:p>
      <text:p text:style-name="P27">[ … ]</text:p>
      <text:p text:style-name="P4">The remedies available to a prevailing plaintiff include reinstatement; money damages<text:span text:style-name="T7">; and attorney’s fees, litigation expenses, and costs of suit. </text:span></text:p>
      <text:p text:style-name="P5"><text:soft-page-break/><text:span text:style-name="T8">Moss decided to sue and the attorney commenced an action in federal court, asserting a Dodd-Frank whistleblower claim against Evil Corp. </text:span><text:span text:style-name="T9">The </text:span><text:span text:style-name="T7">complaint allege</text:span><text:span text:style-name="T27">d</text:span><text:span text:style-name="T7"> that </text:span><text:span text:style-name="T9">Moss </text:span><text:span text:style-name="T7">was an employee of Evil Corp., that she provided information to the CFPB about Evil Corp.’s business practices, and that Price threatened her with retaliation for doing so. </text:span></text:p>
      <text:p text:style-name="P8"><text:span text:style-name="T7">Following discovery, </text:span><text:span text:style-name="T28">each party </text:span><text:span text:style-name="T7">filed </text:span><text:span text:style-name="T28">a </text:span><text:span text:style-name="T7">motion for summery judgment under FRCP Rule 56. Moss’s motion argued that the evidence </text:span><text:span text:style-name="T29">in the record </text:span><text:span text:style-name="T7">established all the elements of her whistleblower claim. Evil Corp.’s motion argued that the court should dismiss the suit on two grounds: </text:span></text:p>
      <text:list xml:id="list445896954" text:style-name="L2">
        <text:list-item>
          <text:p text:style-name="P19"><text:span text:style-name="T25">The evidence </text:span><text:span text:style-name="T29">in the record </text:span><text:span text:style-name="T25">established that Moss was an employee of HR-Worx and not an employee of Evil Corp., and </text:span></text:p>
        </text:list-item>
        <text:list-item>
          <text:p text:style-name="P19"><text:span text:style-name="T29">T</text:span><text:span text:style-name="T25">he evidence </text:span><text:span text:style-name="T29">in the record </text:span><text:span text:style-name="T25">was insufficient to establish that Evil Corp. illegally threatened or otherwise discriminated against Moss. </text:span></text:p>
        </text:list-item>
      </text:list>
      <text:p text:style-name="P9"><text:span text:style-name="T7">The court denied Moss’s motion and granted Evil Corp.’s motion, issuing a written decision containing Findings of Fact and Conclusions of Law (</text:span><text:span text:style-name="T26">see</text:span><text:span text:style-name="T7"> Memorandum and Order). </text:span><text:span text:style-name="T10">After consulting with her attorney, Moss decided not to appeal. </text:span></text:p>
      <text:p text:style-name="P10"><text:span text:style-name="T7">Meanwhile, Moss continued working at Evil Corp. Shortly after the court dismissed her suit, Moss was surprised to receive a message from Price inviting her to dinner at a very elegant and expensive restaurant. </text:span><text:span text:style-name="T11">Hoping that it would be an opportunity to smooth things over, Moss accepted. Arriving at the restaurant, Moss was directed to a private room where Price was </text:span><text:span text:style-name="T12">seated on a small sofa beside a table</text:span><text:span text:style-name="T30"> with a half-empty wine bottle and two glasses</text:span><text:span text:style-name="T12">. </text:span></text:p>
      <text:p text:style-name="P10"><text:span text:style-name="T12">There were no other seats, so Moss reluctantly set next to Price</text:span><text:span text:style-name="T13">, who took her hand and said, with a creepy smile, “It’s so good to see you Angela.” Moss disengaged her hand and said nothing. Leaning far too close for comfort, Price then said, “Angela, my dear, </text:span><text:span text:style-name="T14">you really should be less stand-offish. Most other employer</text:span><text:span text:style-name="T15">s</text:span><text:span text:style-name="T14"> would have fired you for the stunt you pulled. Fortunately for you, I am a very forgiving man. If you play your cards right, you can have a very bright future here. All I’m asking is for a little something in return.” </text:span><text:span text:style-name="T15">Then, as if his </text:span><text:span text:style-name="T31">intentions were </text:span><text:span text:style-name="T15">not already clear enough, he winked and patted Moss on the knee. </text:span></text:p>
      <text:p text:style-name="P11"><text:span text:style-name="T7">Shocked and outraged at this unwelcome advance, Moss rushed from the room, hailed a cab, and went home. </text:span><text:span text:style-name="T16">The following morning, as Moss was about to leave for work, she </text:span><text:soft-page-break/><text:span text:style-name="T16">received a phone call from HR-Worx informing her that Evil Corp,. had terminated her job assignment and requested that HR-Worx assign someone else in her place. Moss asked why, but was told, “we didn’t ask and they didn’t tell.”</text:span></text:p>
      <text:p text:style-name="P22"><text:span text:style-name="T16">M</text:span><text:span text:style-name="T36">oss immediately phoned the lawyer who had represented her in the previous suit. After hearing what had happened, the lawyer </text:span><text:span text:style-name="T32">concluded</text:span><text:span text:style-name="T36"> that Moss had a strong claim for employment discrimination based on sexual harassment. </text:span><text:span text:style-name="T33">Once again, t</text:span><text:span text:style-name="T17">he lawyer filed a suit on behalf of Moss in federal court.</text:span><text:span text:style-name="T17"><text:note text:id="ftn1" text:note-class="footnote"><text:note-citation>3</text:note-citation><text:note-body><text:p text:style-name="P26">Assume that the federal court has subject matter jurisdiction under 28 U.S.C. <text:span text:style-name="T7">§</text:span><text:span text:style-name="T7"> 1332 based on diversity of citizenship. </text:span></text:p></text:note-body></text:note></text:span><text:span text:style-name="T17"> The complaint asserted claim</text:span><text:span text:style-name="T22">s</text:span><text:span text:style-name="T17"> against Evil Corp. for employment discrimination under </text:span><text:span text:style-name="T22">both federal and </text:span><text:span text:style-name="T17">state law.</text:span><text:span text:style-name="T22"> </text:span></text:p>
      <text:h text:style-name="Heading_20_2" text:outline-level="2">Question 1</text:h>
      <text:p text:style-name="P12"><text:span text:style-name="T7">Under state law, a successful plaintiff in an employment discrimination suit may recover damages in an amount equal to three times the plaintiff’s annual salary of wages. Moss earned $100,000/year at Evil Corp., meaning she would be entitled to $300,000 in damages under state law. </text:span></text:p>
      <text:p text:style-name="P13"><text:span text:style-name="T21">In contrast, </text:span><text:span text:style-name="T7">federal law</text:span><text:span text:style-name="T21"> imposes a monetary cap, based on the </text:span><text:span text:style-name="T7">size of the employer</text:span><text:span text:style-name="T21">, in an employment discrimination suit</text:span><text:span text:style-name="T7">. For an employer of Evil Corp.’s size, the maximum damages permitted under federal law would be $100,000. </text:span></text:p>
      <text:p text:style-name="P21"><text:span text:style-name="T22">S</text:span><text:span text:style-name="T7">hould the </text:span><text:span text:style-name="T22">federal </text:span><text:span text:style-name="T7">court apply federal or state law to determine the amount of damages </text:span><text:span text:style-name="T22">Moss </text:span><text:span text:style-name="T7">may recover</text:span><text:span text:style-name="T22"> if she prevails on her claims</text:span><text:span text:style-name="T7">? </text:span></text:p>
      <text:h text:style-name="Heading_20_2" text:outline-level="2">Question 2</text:h>
      <text:p text:style-name="P14"><text:span text:style-name="T7">Evil Corp. files a motion for summary judgment, arguing that </text:span><text:span text:style-name="T23">claim preclusion</text:span><text:span text:style-name="T24"> (based on the judgment in the prior suit)</text:span><text:span text:style-name="T23"> bars Moss’s </text:span><text:span text:style-name="T7">employment discrimination claims. </text:span></text:p>
      <text:p text:style-name="P14"><text:span text:style-name="T7">Moss files a motion for partial summary judgment arguing that issue preclusion</text:span><text:span text:style-name="T24"> (based on the judgment in the prior suit)</text:span><text:span text:style-name="T7"> applies to the issue of whether </text:span><text:span text:style-name="T41">she was an employee of Evil Corp. (</text:span><text:span text:style-name="T42">an element of </text:span><text:span text:style-name="T43">her federal and state employment discrimination claims</text:span><text:span text:style-name="T41">). </text:span></text:p>
      <text:p text:style-name="P20"><text:span text:style-name="T41">How should the court rule on these mo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ntium Basic" svg:font-family="'Gentium Basic'"/>
    <style:font-face style:name="Lato1" svg:font-family="Lato" style:font-adornments="Regular"/>
    <style:font-face style:name="Mangal1" svg:font-family="Mangal"/>
    <style:font-face style:name="Georgia" svg:font-family="Georgia" style:font-family-generic="roman"/>
    <style:font-face style:name="Lato" svg:font-family="Lat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entium Basic"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Gentium Basic"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ntium Basic" fo:font-family="'Gentium Basic'"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Gentium Basic" fo:font-family="'Gentium Basic'"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Gentium Basic" fo:font-family="'Gentium Basic'"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Gentium Basic" fo:font-family="'Gentium Basic'" style:font-size-asian="12pt" style:font-name-complex="Mangal1" style:font-family-complex="Mangal"/>
    </style:style>
    <style:style style:name="Header" style:family="paragraph" style:parent-style-name="Standard" style:class="extra">
      <style:paragraph-properties text:number-lines="false" text:line-number="0" style:writing-mode="page">
        <style:tab-stops>
          <style:tab-stop style:position="3in" style:type="center"/>
          <style:tab-stop style:position="6in" style:type="right"/>
        </style:tab-stops>
      </style:paragraph-properties>
      <style:text-properties style:font-name="Lato" fo:font-family="Lato" style:font-style-name="Regular"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5in" fo:margin-right="0.5in" fo:margin-top="0.1598in" fo:margin-bottom="0.1598in" loext:contextual-spacing="false" fo:text-indent="0in" style:auto-text-indent="false" style:writing-mode="pag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style:font-name="Lato" fo:font-family="Lato" style:font-style-name="Regular"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ab-stops/>
      </style:paragraph-properties>
      <style:text-properties fo:font-size="12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2pt"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25da9" officeooo:paragraph-rsid="00425da9"/>
    </style:style>
    <style:page-layout style:name="Mpm1">
      <style:page-layout-properties fo:page-width="8.5in" fo:page-height="11in" style:num-format="1" style:print-orientation="portrait" fo:margin-top="1.25in" fo:margin-bottom="1in" fo:margin-left="1.25in" fo:margin-right="1.25in" style:shadow="none" fo:background-color="transparent" style:writing-mode="lr-tb" draw:fill="none" draw:fill-color="#729fcf" style:footnote-max-height="0in">
        <style:columns fo:column-count="1" fo:column-gap="0in"/>
        <style:footnote-sep style:width="0.0035in" style:distance-after-sep="0.1299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Winter 2017<text:tab/>Civil Procedure II (Fink)<text:tab/>Page <text:page-number text:select-page="current">4</text:page-number></text:p>
      </style:header>
      <style:header-first>
        <text:p text:style-name="Header_20_left"/>
      </style:header-first>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1:40:40</meta:creation-date>
    <meta:editing-duration>PT3H44M40S</meta:editing-duration>
    <meta:editing-cycles>100</meta:editing-cycles>
    <meta:generator>LibreOffice/5.3.0.3$Windows_x86 LibreOffice_project/7074905676c47b82bbcfbea1aeefc84afe1c50e1</meta:generator>
    <meta:initial-creator>Eric M. Fink</meta:initial-creator>
    <dc:date>2017-03-17T16:31:05</dc:date>
    <dc:creator>Eric M. Fink</dc:creator>
    <meta:printed-by>Eric M. Fink</meta:printed-by>
    <meta:print-date>2017-03-17T16:00:45.331000000</meta:print-date>
    <meta:document-statistic meta:table-count="0" meta:image-count="0" meta:object-count="0" meta:page-count="6" meta:paragraph-count="57" meta:word-count="1566" meta:character-count="9610" meta:non-whitespace-character-count="7976"/>
    <meta:template xlink:type="simple" xlink:actuate="onRequest" xlink:title="EMFdefault" xlink:href="../../../../../../Computer/Templates/EMFdefault.ott" meta:date="2017-03-17T11:40:39.781000000"/>
  </office:meta>
</office:document-meta>
</file>